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424c" officeooo:paragraph-rsid="0015acc2"/>
    </style:style>
    <style:style style:name="P2" style:family="paragraph" style:parent-style-name="Text_20_body">
      <style:text-properties officeooo:rsid="000a676f" officeooo:paragraph-rsid="000a676f"/>
    </style:style>
    <style:style style:name="P3" style:family="paragraph" style:parent-style-name="Text_20_body">
      <style:paragraph-properties fo:text-align="justify" style:justify-single-word="false"/>
      <style:text-properties officeooo:rsid="000a676f" officeooo:paragraph-rsid="000a676f"/>
    </style:style>
    <style:style style:name="P4" style:family="paragraph" style:parent-style-name="Text_20_body">
      <style:paragraph-properties fo:text-align="justify" style:justify-single-word="false"/>
      <style:text-properties officeooo:rsid="000e6657" officeooo:paragraph-rsid="000e6657"/>
    </style:style>
    <style:style style:name="P5" style:family="paragraph" style:parent-style-name="Text_20_body">
      <style:text-properties fo:font-size="10pt" fo:font-style="italic" officeooo:paragraph-rsid="000c7aa8" style:font-size-asian="10pt" style:font-style-asian="italic" style:font-size-complex="10pt" style:font-style-complex="italic"/>
    </style:style>
    <style:style style:name="P6" style:family="paragraph" style:parent-style-name="Text_20_body">
      <style:text-properties fo:font-size="10pt" fo:font-style="italic" officeooo:paragraph-rsid="00121f0c" style:font-size-asian="10pt" style:font-style-asian="italic" style:font-size-complex="10pt" style:font-style-complex="italic"/>
    </style:style>
    <style:style style:name="P7" style:family="paragraph" style:parent-style-name="Text_20_body">
      <style:paragraph-properties fo:text-align="justify" style:justify-single-word="false"/>
      <style:text-properties officeooo:rsid="0010628b" officeooo:paragraph-rsid="0010628b"/>
    </style:style>
    <style:style style:name="P8" style:family="paragraph" style:parent-style-name="Text_20_body">
      <style:paragraph-properties fo:text-align="justify" style:justify-single-word="false"/>
      <style:text-properties officeooo:rsid="0010628b" officeooo:paragraph-rsid="00121f0c"/>
    </style:style>
    <style:style style:name="P9" style:family="paragraph" style:parent-style-name="Text_20_body">
      <style:text-properties officeooo:paragraph-rsid="001289a4"/>
    </style:style>
    <style:style style:name="P10" style:family="paragraph" style:parent-style-name="Text_20_body">
      <style:text-properties officeooo:rsid="0017a984" officeooo:paragraph-rsid="0017a984"/>
    </style:style>
    <style:style style:name="P11" style:family="paragraph" style:parent-style-name="Text_20_body">
      <style:text-properties officeooo:rsid="0019362a" officeooo:paragraph-rsid="0019362a"/>
    </style:style>
    <style:style style:name="P12" style:family="paragraph" style:parent-style-name="Title">
      <style:text-properties officeooo:rsid="000a676f" officeooo:paragraph-rsid="001dc022"/>
    </style:style>
    <style:style style:name="P13" style:family="paragraph" style:parent-style-name="Standard" style:list-style-name="L2">
      <style:text-properties officeooo:rsid="0015acc2" officeooo:paragraph-rsid="0015acc2"/>
    </style:style>
    <style:style style:name="P14" style:family="paragraph" style:parent-style-name="Standard" style:list-style-name="L2">
      <style:text-properties officeooo:rsid="0015acc2" officeooo:paragraph-rsid="0016bf8f"/>
    </style:style>
    <style:style style:name="P15" style:family="paragraph" style:parent-style-name="Standard" style:list-style-name="L2">
      <style:text-properties fo:font-style="normal" officeooo:rsid="0015acc2" officeooo:paragraph-rsid="0015acc2" style:font-style-asian="normal" style:font-style-complex="normal"/>
    </style:style>
    <style:style style:name="P16" style:family="paragraph" style:parent-style-name="Standard" style:list-style-name="L2">
      <style:text-properties fo:font-style="normal" officeooo:rsid="002114a1" officeooo:paragraph-rsid="0015acc2" style:font-style-asian="normal" style:font-style-complex="normal"/>
    </style:style>
    <style:style style:name="P17" style:family="paragraph" style:parent-style-name="Standard" style:list-style-name="L2">
      <style:text-properties fo:font-style="normal" officeooo:rsid="0016bf8f" officeooo:paragraph-rsid="0016bf8f" style:font-style-asian="normal" style:font-style-complex="normal"/>
    </style:style>
    <style:style style:name="P18" style:family="paragraph" style:parent-style-name="Text_20_body" style:list-style-name="L1">
      <style:text-properties officeooo:rsid="00147215" officeooo:paragraph-rsid="00147215"/>
    </style:style>
    <style:style style:name="P19" style:family="paragraph" style:parent-style-name="Text_20_body" style:list-style-name="L1">
      <style:text-properties officeooo:rsid="0015acc2" officeooo:paragraph-rsid="0015acc2"/>
    </style:style>
    <style:style style:name="P20" style:family="paragraph" style:parent-style-name="Heading_20_1">
      <style:text-properties officeooo:rsid="000c7aa8" officeooo:paragraph-rsid="000c7aa8"/>
    </style:style>
    <style:style style:name="P21" style:family="paragraph" style:parent-style-name="Heading_20_1">
      <style:text-properties officeooo:rsid="0010253f" officeooo:paragraph-rsid="0010253f"/>
    </style:style>
    <style:style style:name="P22" style:family="paragraph" style:parent-style-name="Heading_20_1">
      <style:text-properties officeooo:rsid="001289a4" officeooo:paragraph-rsid="001289a4"/>
    </style:style>
    <style:style style:name="P23" style:family="paragraph" style:parent-style-name="Heading_20_1">
      <style:text-properties officeooo:rsid="0015acc2" officeooo:paragraph-rsid="0015acc2"/>
    </style:style>
    <style:style style:name="P24" style:family="paragraph" style:parent-style-name="Heading_20_1">
      <style:text-properties officeooo:rsid="0017a984" officeooo:paragraph-rsid="0017a984"/>
    </style:style>
    <style:style style:name="T1" style:family="text">
      <style:text-properties officeooo:rsid="000c5d36"/>
    </style:style>
    <style:style style:name="T2" style:family="text">
      <style:text-properties fo:font-style="italic" officeooo:rsid="000c5d36" style:font-style-asian="italic" style:font-style-complex="italic"/>
    </style:style>
    <style:style style:name="T3" style:family="text">
      <style:text-properties fo:font-style="italic" officeooo:rsid="001b32fb" style:font-style-asian="italic" style:font-style-complex="italic"/>
    </style:style>
    <style:style style:name="T4" style:family="text">
      <style:text-properties fo:font-style="italic" officeooo:rsid="001d586d" style:font-style-asian="italic" style:font-style-complex="italic"/>
    </style:style>
    <style:style style:name="T5" style:family="text">
      <style:text-properties officeooo:rsid="0010253f"/>
    </style:style>
    <style:style style:name="T6" style:family="text">
      <style:text-properties officeooo:rsid="0010628b"/>
    </style:style>
    <style:style style:name="T7" style:family="text">
      <style:text-properties officeooo:rsid="00119961"/>
    </style:style>
    <style:style style:name="T8" style:family="text">
      <style:text-properties officeooo:rsid="00121f0c"/>
    </style:style>
    <style:style style:name="T9" style:family="text">
      <style:text-properties officeooo:rsid="00147215"/>
    </style:style>
    <style:style style:name="T10" style:family="text">
      <style:text-properties officeooo:rsid="001b32fb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b32fb" style:font-style-asian="normal" style:font-style-complex="normal"/>
    </style:style>
    <style:style style:name="T13" style:family="text">
      <style:text-properties fo:font-style="normal" officeooo:rsid="001bc6f5" style:font-style-asian="normal" style:font-style-complex="normal"/>
    </style:style>
    <style:style style:name="T14" style:family="text">
      <style:text-properties fo:font-style="normal" officeooo:rsid="001d586d" style:font-style-asian="normal" style:font-style-complex="normal"/>
    </style:style>
    <style:style style:name="T15" style:family="text">
      <style:text-properties fo:font-style="normal" officeooo:rsid="001de8d9" style:font-style-asian="normal" style:font-style-complex="normal"/>
    </style:style>
    <style:style style:name="T16" style:family="text">
      <style:text-properties fo:font-style="normal" officeooo:rsid="002114a1" style:font-style-asian="normal" style:font-style-complex="normal"/>
    </style:style>
    <style:style style:name="T17" style:family="text">
      <style:text-properties fo:font-style="normal" officeooo:rsid="0016bf8f" style:font-style-asian="normal" style:font-style-complex="normal"/>
    </style:style>
    <style:style style:name="T18" style:family="text">
      <style:text-properties officeooo:rsid="0019424c"/>
    </style:style>
    <style:style style:name="T19" style:family="text">
      <style:text-properties fo:color="#800000" fo:font-style="normal" officeooo:rsid="0016bf8f" style:font-style-asian="normal" style:font-style-complex="normal"/>
    </style:style>
    <style:style style:name="T20" style:family="text">
      <style:text-properties officeooo:rsid="0019362a"/>
    </style:style>
    <style:style style:name="T21" style:family="text">
      <style:text-properties officeooo:rsid="001dc0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1">Descrição dos capítulos da Tese</text:span></text:p>
      <text:p text:style-name="P2"/>
      <text:p text:style-name="P3">Este documento tem por objetivo <text:span text:style-name="T1">listar os capítulos que virão a fazer parte da Tese de Doutorado, seu conteúdo, bem como seu tempo estimado de término.</text:span></text:p>
      <text:p text:style-name="P3"><text:tab/><text:span text:style-name="T1">A Tese será composta inicialmente por sete capítulos, a saber: </text:span><text:span text:style-name="T2">Introdução</text:span><text:span text:style-name="T1">, </text:span><text:span text:style-name="T2">Preliminares</text:span><text:span text:style-name="T1">, </text:span><text:span text:style-name="T2">Onduletas</text:span><text:span text:style-name="T1">, </text:span><text:span text:style-name="T2">Redes Neurais</text:span><text:span text:style-name="T1">, </text:span><text:span text:style-name="T2">Proposta de Trabalho</text:span><text:span text:style-name="T1">, </text:span><text:span text:style-name="T2">Testes </text:span><text:span text:style-name="T1">e </text:span><text:span text:style-name="T2">Conclusão</text:span><text:span text:style-name="T1">.</text:span></text:p>
      <text:h text:style-name="P20" text:outline-level="1">Introdução</text:h>
      <text:p text:style-name="P5">*<text:span text:style-name="T5">provavelmente será o último capítulo a ser escrito.</text:span></text:p>
      <text:p text:style-name="P4">Começar com uma frase que chame a atenção, de preferência uma citação. Enaltecer que redes neurais estão se tornando ubíquas, já que em muitos pontos se confundem com o dia-a-dia das pessoas.</text:p>
      <text:p text:style-name="P4"><text:tab/>Descrever superficialmente o problema, de preferência fazendo uma ligação com o parágrafo anterior. <text:span text:style-name="T5">Descrever as possíveis soluções encontradas nos outros trabalhos, ou se não encontrar nada, algo relacionado (pode quebrar em alguns parágrafos, ver em outros trabalhos quantos).</text:span></text:p>
      <text:p text:style-name="P4"><text:tab/><text:span text:style-name="T5">Descrever superficialmente a solução proposta, bem superficialmente mesmo, algo do tipo “Utilizamos uma Rede Neural por Convolução para a detecção de falhas em arquivos sísmicos”. Descrever também por que essa ideia é viável, de forma superficial.</text:span></text:p>
      <text:p text:style-name="P4"><text:tab/><text:span text:style-name="T6">Descrever os resultados esperados e os demais capítulos dessa tese.</text:span></text:p>
      <text:h text:style-name="P21" text:outline-level="1">Preliminares</text:h>
      <text:p text:style-name="P6">*<text:span text:style-name="T5">provavelmente será o capítulo a ser escrito durante todo o doutorado.</text:span></text:p>
      <text:p text:style-name="P8">Listar os trabalhos relacionados, <text:span text:style-name="T8">em order cronológica e tentando estabelecer uma ligação entre eles, mesmo que não se citem</text:span>. </text:p>
      <text:p text:style-name="P8"><text:tab/>Primeiro preciso entender qual tipo de trabalho vou listar, <text:span text:style-name="T7">mas provavelmente vou listar o uso de machine learning ou mais precisamente redes neurais no desenvolvimento da tecnologia.</text:span></text:p>
      <text:p text:style-name="P7"><text:tab/><text:span text:style-name="T8">Talvez valesse a pena contar a historia das redes neurais, embora isso seja tão batido que não sei se vai ficar chato, afinal isso pode ser encontrado em qualquer livro sobre o tema; vou ver como encaixa no texto.</text:span></text:p>
      <text:h text:style-name="P22" text:outline-level="1">Onduletas</text:h>
      <text:p text:style-name="P9"><text:tab/><text:span text:style-name="T9">Descrever o que são onduletas, suas principais características e seus principais usos. Explicar o que é uma onduleta mãe e uma onduleta pai. Seguir esses subcapítulos:</text:span></text:p>
      <text:list xml:id="list8175469817870583894" text:style-name="L1">
        <text:list-item>
          <text:p text:style-name="P18">A transformada de Fourier </text:p>
          <text:list>
            <text:list-item>
              <text:p text:style-name="P18"><text:soft-page-break/>Breve histórico e motivação</text:p>
            </text:list-item>
            <text:list-item>
              <text:p text:style-name="P19">Definição da transformada de Fourier e limitações</text:p>
            </text:list-item>
            <text:list-item>
              <text:p text:style-name="P19">A transformada discreta de Fourier</text:p>
            </text:list-item>
            <text:list-item>
              <text:p text:style-name="P19">A transformada rápida de Fourier</text:p>
            </text:list-item>
          </text:list>
        </text:list-item>
        <text:list-item>
          <text:p text:style-name="P18">A transformada de Haar</text:p>
          <text:list>
            <text:list-item>
              <text:p text:style-name="P19">Breve histórico e motivação</text:p>
            </text:list-item>
            <text:list-item>
              <text:p text:style-name="P19">Definição da transformada de Haar</text:p>
            </text:list-item>
          </text:list>
        </text:list-item>
        <text:list-item>
          <text:p text:style-name="P19">Usando onduletas para diminuição de ruído em dados</text:p>
        </text:list-item>
      </text:list>
      <text:h text:style-name="P23" text:outline-level="1">Redes Neurais</text:h>
      <text:p text:style-name="P1"/>
      <text:list xml:id="list8981804188884046166" text:style-name="L2">
        <text:list-item>
          <text:p text:style-name="P13">Introdução e brevíssimo histórico : <text:span text:style-name="T18">Redes neurais artificiais são modelos computacionais capazes de… Credita-se o seu início ao trabalho de (fulano aqui) embora (fulano aqui) tenha proposto um modelo bem similar em uma época próxima. Fato curioso é que os dois autores se encontraram tempos depois e juraram que tiveram a mesma ideia em um momento próximo, e que nunca tiveram acesso ao trabalho um do outro a priori, negando qualquer tentativa de plágio (procurar fonte).<text:line-break/>Devido a limitações no modelo proposto apontadas por (fulano aqui), as RNAs foram deixadas de lado por um tempo, retornando graças a (fulano aqui) e seu algoritmo de retropropagação </text:span><text:span text:style-name="T12">dos erros</text:span><text:span text:style-name="T3"> </text:span><text:span text:style-name="T10">(</text:span><text:span text:style-name="T3">backpropagation). <text:line-break/></text:span><text:span text:style-name="T13">Diversos modelos foram então introduzidos buscando alcançar um desempenho superior em tarefas específicas. Neste trabalho destacamos o (??) proposto por (??) que conseguiu classificar imagens independente da sua escala e rotação.<text:line-break/></text:span><text:span text:style-name="T14">Durante parte das décadas de 1990 e 2000, as RNAs foram deixadas um pouco de lado graças ao melhor desempenho de outros modelos, como as SVMs.</text:span><text:span text:style-name="T13"> </text:span><text:span text:style-name="T14">Em 2012, (fulano aqui) propôs um arcabouço para o trabalho de (fulano acima) com alguns melhoramos. Esse trabalho foi muito bem aceito e reascendeu o interesse pelas RNAs, provocando um </text:span><text:span text:style-name="T4">boom</text:span><text:span text:style-name="T14"> de novos trabalhos com o tema.<text:line-break/></text:span><text:span text:style-name="T11">Falar sobre o perceptron </text:span></text:p>
        </text:list-item>
        <text:list-item>
          <text:p text:style-name="P13"><text:span text:style-name="T16">P</text:span><text:span text:style-name="T11">erceptron de múltiplas camadas: </text:span><text:span text:style-name="T15">o modelo proposto por (fulano aqui) baseia-se em uma unidade processadora que recebia N estímulos </text:span><text:span text:style-name="T16">com N pesos… </text:span></text:p>
          <text:list>
            <text:list-item>
              <text:p text:style-name="P15">O algoritmo de retropropagação: (fulano de tal) propôs retropropagar o erro de predição e atualizar os pesos da rede bla bla bla...</text:p>
              <text:list>
                <text:list-item>
                  <text:p text:style-name="P16">Feedforward</text:p>
                </text:list-item>
                <text:list-item>
                  <text:p text:style-name="P16">Retropropagãaço e atualizações do erro</text:p>
                </text:list-item>
                <text:list-item>
                  <text:p text:style-name="P16">Um exemplo numérico</text:p>
                </text:list-item>
              </text:list>
            </text:list-item>
          </text:list>
        </text:list-item>
        <text:list-item>
          <text:p text:style-name="P14"><text:span text:style-name="T17">Redes Neurais de Convolução </text:span><text:span text:style-name="T19">(preciso ver melhor essa arrumação, não está boa)</text:span></text:p>
          <text:list>
            <text:list-item>
              <text:p text:style-name="P17">Introdução e breve histórico</text:p>
            </text:list-item>
            <text:list-item>
              <text:p text:style-name="P14"><text:span text:style-name="T17">Explicar o que é convolução – conceito matemático </text:span><text:span text:style-name="T19">(necessário????)</text:span></text:p>
            </text:list-item>
            <text:list-item>
              <text:p text:style-name="P17">Tipos de camadas</text:p>
              <text:list>
                <text:list-item>
                  <text:p text:style-name="P17">Camada de convolução</text:p>
                </text:list-item>
                <text:list-item>
                  <text:p text:style-name="P17">Pooling</text:p>
                </text:list-item>
                <text:list-item>
                  <text:p text:style-name="P17">ReLu</text:p>
                </text:list-item>
                <text:list-item>
                  <text:p text:style-name="P17">Fully connected (MLE)</text:p>
                </text:list-item>
                <text:list-item>
                  <text:p text:style-name="P17"><text:soft-page-break/>Loss Layer</text:p>
                </text:list-item>
              </text:list>
            </text:list-item>
            <text:list-item>
              <text:p text:style-name="P17">Tipos de filtros e regularizações</text:p>
              <text:list>
                <text:list-item>
                  <text:p text:style-name="P17">Filter shape</text:p>
                </text:list-item>
                <text:list-item>
                  <text:p text:style-name="P17">Max pooling</text:p>
                </text:list-item>
                <text:list-item>
                  <text:p text:style-name="P17">Dropout</text:p>
                </text:list-item>
                <text:list-item>
                  <text:p text:style-name="P17">DropConnect</text:p>
                </text:list-item>
                <text:list-item>
                  <text:p text:style-name="P17">Stochastic pooling</text:p>
                </text:list-item>
                <text:list-item>
                  <text:p text:style-name="P17">Artificial Data</text:p>
                </text:list-item>
                <text:list-item>
                  <text:p text:style-name="P17">Early stopping</text:p>
                </text:list-item>
                <text:list-item>
                  <text:p text:style-name="P17">(e tantos outros que não lembro)</text:p>
                </text:list-item>
              </text:list>
            </text:list-item>
            <text:list-item>
              <text:p text:style-name="P14"><text:span text:style-name="T17">Bibliotecas abertas existentes</text:span><text:span text:style-name="T16"><text:line-break/><text:tab/></text:span></text:p>
            </text:list-item>
          </text:list>
        </text:list-item>
      </text:list>
      <text:h text:style-name="P24" text:outline-level="1">Proposta de trabalho</text:h>
      <text:p text:style-name="P10">Descrever o problema e como já foi tentado desvendá-lo através de outros trabalhos (+/- o que foi feito em “Preliminares”).</text:p>
      <text:p text:style-name="P10"><text:tab/>Se nada foi tentado, citar os trabalhos que podem dar uma ideia. Quebrar o trabalho em passos e apresentar um cronograma para cada passo.</text:p>
      <text:h text:style-name="P24" text:outline-level="1">Testes</text:h>
      <text:p text:style-name="P10"><text:span text:style-name="T20">Pensar em testes e e</text:span>xplic<text:span text:style-name="T20">á-los, como foi feita a medição e quais variáveis a serem usadas</text:span>. Procurar trabalhos, implementar a solução deles e para comparar com o nosso.</text:p>
      <text:h text:style-name="Heading_20_1" text:outline-level="1">Conclusão</text:h>
      <text:p text:style-name="P11">Breve descrição do trabalho, ideia, testes, resultados, trabalhos futur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21:23:58.263729985</meta:creation-date>
    <dc:date>2017-01-24T00:33:15.916033552</dc:date>
    <meta:editing-duration>PT21M24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3" meta:paragraph-count="58" meta:word-count="791" meta:character-count="4936" meta:non-whitespace-character-count="4221"/>
  </office:meta>
</office:document-meta>
</file>